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xmlns:tableooo="http://openoffice.org/2009/table" xmlns:css3t="http://www.w3.org/TR/css3-text/">
  <office:scripts/>
  <office:font-face-decls/>
  <office:automatic-styles/>
  <office:body>
    <office:spreadsheet>
      <text:variable-decls/>
      <text:user-field-decls/>
      <table:table table:name="Sheet 1"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DESCR</text:p>
          </table:table-cell>
          <table:table-cell office:value-type="string">
            <text:p>CODE</text:p>
          </table:table-cell>
          <table:table-cell office:value-type="string">
            <text:p>PREDECESSORS</text:p>
          </table:table-cell>
          <table:table-cell office:value-type="string">
            <text:p>LOW</text:p>
          </table:table-cell>
          <table:table-cell office:value-type="string">
            <text:p>HIGH</text:p>
          </table:table-cell>
          <table:table-cell office:value-type="string">
            <text:p>MODE</text:p>
          </table:table-cell>
        </table:table-row>
        <table:table-row>
          <table:table-cell office:value-type="string">
            <text:p>Task 1</text:p>
          </table:table-cell>
          <table:table-cell office:value-type="string">
            <text:p>A</text:p>
          </table:table-cell>
          <table:table-cell office:value-type="string">
            <text:p/>
          </table:table-cell>
          <table:table-cell office:value="8" office:value-type="float"/>
          <table:table-cell office:value="12" office:value-type="float"/>
          <table:table-cell office:value="10" office:value-type="float"/>
        </table:table-row>
        <table:table-row>
          <table:table-cell office:value-type="string">
            <text:p>Task 2</text:p>
          </table:table-cell>
          <table:table-cell office:value-type="string">
            <text:p>B</text:p>
          </table:table-cell>
          <table:table-cell office:value-type="string">
            <text:p/>
          </table:table-cell>
          <table:table-cell office:value="4" office:value-type="float"/>
          <table:table-cell office:value="7" office:value-type="float"/>
          <table:table-cell office:value="6" office:value-type="float"/>
        </table:table-row>
        <table:table-row>
          <table:table-cell office:value-type="string">
            <text:p>Task 3</text:p>
          </table:table-cell>
          <table:table-cell office:value-type="string">
            <text:p>C</text:p>
          </table:table-cell>
          <table:table-cell office:value-type="string">
            <text:p>AB</text:p>
          </table:table-cell>
          <table:table-cell office:value="5" office:value-type="float"/>
          <table:table-cell office:value="7" office:value-type="float"/>
          <table:table-cell office:value="6" office:value-type="float"/>
        </table:table-row>
        <table:table-row>
          <table:table-cell office:value-type="string">
            <text:p>Task 4</text:p>
          </table:table-cell>
          <table:table-cell office:value-type="string">
            <text:p>D</text:p>
          </table:table-cell>
          <table:table-cell office:value-type="string">
            <text:p/>
          </table:table-cell>
          <table:table-cell office:value="3" office:value-type="float"/>
          <table:table-cell office:value="5" office:value-type="float"/>
          <table:table-cell office:value="4" office:value-type="float"/>
        </table:table-row>
        <table:table-row>
          <table:table-cell office:value-type="string">
            <text:p>Task 5</text:p>
          </table:table-cell>
          <table:table-cell office:value-type="string">
            <text:p>E</text:p>
          </table:table-cell>
          <table:table-cell office:value-type="string">
            <text:p>D</text:p>
          </table:table-cell>
          <table:table-cell office:value="8" office:value-type="float"/>
          <table:table-cell office:value="13" office:value-type="float"/>
          <table:table-cell office:value="10" office:value-type="float"/>
        </table:table-row>
        <table:table-row>
          <table:table-cell office:value-type="string">
            <text:p>Task 6</text:p>
          </table:table-cell>
          <table:table-cell office:value-type="string">
            <text:p>F</text:p>
          </table:table-cell>
          <table:table-cell office:value-type="string">
            <text:p>E</text:p>
          </table:table-cell>
          <table:table-cell office:value="5" office:value-type="float"/>
          <table:table-cell office:value="7" office:value-type="float"/>
          <table:table-cell office:value="6" office:value-type="float"/>
        </table:table-row>
        <table:table-row>
          <table:table-cell office:value-type="string">
            <text:p>Task 7</text:p>
          </table:table-cell>
          <table:table-cell office:value-type="string">
            <text:p>G</text:p>
          </table:table-cell>
          <table:table-cell office:value-type="string">
            <text:p/>
          </table:table-cell>
          <table:table-cell office:value="5" office:value-type="float"/>
          <table:table-cell office:value="7" office:value-type="float"/>
          <table:table-cell office:value="6" office:value-type="float"/>
        </table:table-row>
        <table:table-row>
          <table:table-cell office:value-type="string">
            <text:p>Task 8</text:p>
          </table:table-cell>
          <table:table-cell office:value-type="string">
            <text:p>H</text:p>
          </table:table-cell>
          <table:table-cell office:value-type="string">
            <text:p>E</text:p>
          </table:table-cell>
          <table:table-cell office:value="7" office:value-type="float"/>
          <table:table-cell office:value="12" office:value-type="float"/>
          <table:table-cell office:value="9" office:value-type="float"/>
        </table:table-row>
        <table:table-row>
          <table:table-cell office:value-type="string">
            <text:p>Task 9</text:p>
          </table:table-cell>
          <table:table-cell office:value-type="string">
            <text:p>I</text:p>
          </table:table-cell>
          <table:table-cell office:value-type="string">
            <text:p>BG</text:p>
          </table:table-cell>
          <table:table-cell office:value="8" office:value-type="float"/>
          <table:table-cell office:value="12" office:value-type="float"/>
          <table:table-cell office:value="11" office:value-type="float"/>
        </table:table-row>
        <table:table-row>
          <table:table-cell office:value-type="string">
            <text:p>Task 10</text:p>
          </table:table-cell>
          <table:table-cell office:value-type="string">
            <text:p>J</text:p>
          </table:table-cell>
          <table:table-cell office:value-type="string">
            <text:p>BEG</text:p>
          </table:table-cell>
          <table:table-cell office:value="3" office:value-type="float"/>
          <table:table-cell office:value="5" office:value-type="float"/>
          <table:table-cell office:value="4" office:value-type="float"/>
        </table:table-row>
        <table:table-row>
          <table:table-cell office:value-type="string">
            <text:p>Task 11</text:p>
          </table:table-cell>
          <table:table-cell office:value-type="string">
            <text:p>K</text:p>
          </table:table-cell>
          <table:table-cell office:value-type="string">
            <text:p>EF</text:p>
          </table:table-cell>
          <table:table-cell office:value="4" office:value-type="float"/>
          <table:table-cell office:value="6" office:value-type="float"/>
          <table:table-cell office:value="5" office:value-type="float"/>
        </table:table-row>
        <table:table-row>
          <table:table-cell office:value-type="string">
            <text:p>Task 12</text:p>
          </table:table-cell>
          <table:table-cell office:value-type="string">
            <text:p>L</text:p>
          </table:table-cell>
          <table:table-cell office:value-type="string">
            <text:p>J</text:p>
          </table:table-cell>
          <table:table-cell office:value="4" office:value-type="float"/>
          <table:table-cell office:value="6" office:value-type="float"/>
          <table:table-cell office:value="5" office:value-type="float"/>
        </table:table-row>
        <table:table-row>
          <table:table-cell office:value-type="string">
            <text:p>Task 13</text:p>
          </table:table-cell>
          <table:table-cell office:value-type="string">
            <text:p>M</text:p>
          </table:table-cell>
          <table:table-cell office:value-type="string">
            <text:p>ADG</text:p>
          </table:table-cell>
          <table:table-cell office:value="4" office:value-type="float"/>
          <table:table-cell office:value="7" office:value-type="float"/>
          <table:table-cell office:value="6" office:value-type="float"/>
        </table:table-row>
        <table:table-row>
          <table:table-cell office:value-type="string">
            <text:p>Task 14</text:p>
          </table:table-cell>
          <table:table-cell office:value-type="string">
            <text:p>N</text:p>
          </table:table-cell>
          <table:table-cell office:value-type="string">
            <text:p>BC</text:p>
          </table:table-cell>
          <table:table-cell office:value="7" office:value-type="float"/>
          <table:table-cell office:value="11" office:value-type="float"/>
          <table:table-cell office:value="9" office:value-type="float"/>
        </table:table-row>
        <table:table-row>
          <table:table-cell office:value-type="string">
            <text:p>Task 15</text:p>
          </table:table-cell>
          <table:table-cell office:value-type="string">
            <text:p>O</text:p>
          </table:table-cell>
          <table:table-cell office:value-type="string">
            <text:p/>
          </table:table-cell>
          <table:table-cell office:value="4" office:value-type="float"/>
          <table:table-cell office:value="7" office:value-type="float"/>
          <table:table-cell office:value="6" office:value-type="float"/>
        </table:table-row>
        <table:table-row>
          <table:table-cell office:value-type="string">
            <text:p>Task 16</text:p>
          </table:table-cell>
          <table:table-cell office:value-type="string">
            <text:p>P</text:p>
          </table:table-cell>
          <table:table-cell office:value-type="string">
            <text:p>CGK</text:p>
          </table:table-cell>
          <table:table-cell office:value="7" office:value-type="float"/>
          <table:table-cell office:value="9" office:value-type="float"/>
          <table:table-cell office:value="9" office:value-type="float"/>
        </table:table-row>
        <table:table-row>
          <table:table-cell office:value-type="string">
            <text:p>Task 17</text:p>
          </table:table-cell>
          <table:table-cell office:value-type="string">
            <text:p>Q</text:p>
          </table:table-cell>
          <table:table-cell office:value-type="string">
            <text:p>AHK</text:p>
          </table:table-cell>
          <table:table-cell office:value="7" office:value-type="float"/>
          <table:table-cell office:value="10" office:value-type="float"/>
          <table:table-cell office:value="9" office:value-type="float"/>
        </table:table-row>
        <table:table-row>
          <table:table-cell office:value-type="string">
            <text:p>Task 18</text:p>
          </table:table-cell>
          <table:table-cell office:value-type="string">
            <text:p>R</text:p>
          </table:table-cell>
          <table:table-cell office:value-type="string">
            <text:p/>
          </table:table-cell>
          <table:table-cell office:value="8" office:value-type="float"/>
          <table:table-cell office:value="12" office:value-type="float"/>
          <table:table-cell office:value="10" office:value-type="float"/>
        </table:table-row>
        <table:table-row>
          <table:table-cell office:value-type="string">
            <text:p>Task 19</text:p>
          </table:table-cell>
          <table:table-cell office:value-type="string">
            <text:p>S</text:p>
          </table:table-cell>
          <table:table-cell office:value-type="string">
            <text:p>EJN</text:p>
          </table:table-cell>
          <table:table-cell office:value="8" office:value-type="float"/>
          <table:table-cell office:value="12" office:value-type="float"/>
          <table:table-cell office:value="10" office:value-type="float"/>
        </table:table-row>
        <table:table-row>
          <table:table-cell office:value-type="string">
            <text:p>Task 20</text:p>
          </table:table-cell>
          <table:table-cell office:value-type="string">
            <text:p>T</text:p>
          </table:table-cell>
          <table:table-cell office:value-type="string">
            <text:p>L</text:p>
          </table:table-cell>
          <table:table-cell office:value="7" office:value-type="float"/>
          <table:table-cell office:value="10" office:value-type="float"/>
          <table:table-cell office:value="9" office:value-type="float"/>
        </table:table-row>
        <table:table-row>
          <table:table-cell office:value-type="string">
            <text:p>Task 21</text:p>
          </table:table-cell>
          <table:table-cell office:value-type="string">
            <text:p>U</text:p>
          </table:table-cell>
          <table:table-cell office:value-type="string">
            <text:p>GT</text:p>
          </table:table-cell>
          <table:table-cell office:value="5" office:value-type="float"/>
          <table:table-cell office:value="9" office:value-type="float"/>
          <table:table-cell office:value="7" office:value-type="float"/>
        </table:table-row>
        <table:table-row>
          <table:table-cell office:value-type="string">
            <text:p>Task 22</text:p>
          </table:table-cell>
          <table:table-cell office:value-type="string">
            <text:p>V</text:p>
          </table:table-cell>
          <table:table-cell office:value-type="string">
            <text:p/>
          </table:table-cell>
          <table:table-cell office:value="6" office:value-type="float"/>
          <table:table-cell office:value="10" office:value-type="float"/>
          <table:table-cell office:value="8" office:value-type="float"/>
        </table:table-row>
        <table:table-row>
          <table:table-cell office:value-type="string">
            <text:p>Task 23</text:p>
          </table:table-cell>
          <table:table-cell office:value-type="string">
            <text:p>W</text:p>
          </table:table-cell>
          <table:table-cell office:value-type="string">
            <text:p>EH</text:p>
          </table:table-cell>
          <table:table-cell office:value="8" office:value-type="float"/>
          <table:table-cell office:value="15" office:value-type="float"/>
          <table:table-cell office:value="11" office:value-type="float"/>
        </table:table-row>
        <table:table-row>
          <table:table-cell office:value-type="string">
            <text:p>Task 24</text:p>
          </table:table-cell>
          <table:table-cell office:value-type="string">
            <text:p>X</text:p>
          </table:table-cell>
          <table:table-cell office:value-type="string">
            <text:p>U</text:p>
          </table:table-cell>
          <table:table-cell office:value="9" office:value-type="float"/>
          <table:table-cell office:value="14" office:value-type="float"/>
          <table:table-cell office:value="11" office:value-type="float"/>
        </table:table-row>
        <table:table-row>
          <table:table-cell office:value-type="string">
            <text:p>Task 25</text:p>
          </table:table-cell>
          <table:table-cell office:value-type="string">
            <text:p>Y</text:p>
          </table:table-cell>
          <table:table-cell office:value-type="string">
            <text:p>KS</text:p>
          </table:table-cell>
          <table:table-cell office:value="8" office:value-type="float"/>
          <table:table-cell office:value="12" office:value-type="float"/>
          <table:table-cell office:value="10" office:value-type="float"/>
        </table:table-row>
      </table:table>
    </office:spreadsheet>
  </office:body>
</office:document-content>
</file>

<file path=styles.xml><?xml version="1.0" encoding="utf-8"?>
<office:document-styles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fice="urn:oasis:names:tc:opendocument:xmlns:office:1.0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grddl:transformation="http://docs.oasis-open.org/office/1.2/xslt/odf2rdf.xsl">
  <office:meta>
    <meta:creation-date>2023-05-26T00:52:52.093695</meta:creation-date>
    <dc:date>2023-05-26T00:52:52.093695</dc:date>
    <meta:generator>http://pypi.python.org/pypi/ezodf/0.1.0$Python3.11.3 (tags/v3.11.3:f3909b8, Apr  4 2023, 23:49:59) [MSC v.1934 64 bit (AMD64)]</meta:generator>
    <meta:document-statistic/>
    <meta:editing-cycles>1</meta:editing-cycles>
  </office:meta>
</office:document-meta>
</file>